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000000005160000047185CB625331BA4149.jpg" manifest:media-type="image/jpeg"/>
  <manifest:file-entry manifest:full-path="Pictures/10000000000001660000007732B552A2F0D56285.jpg" manifest:media-type="image/jpeg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9cm" table:align="center"/>
    </style:style>
    <style:style style:name="Tabella1.A" style:family="table-column">
      <style:table-column-properties style:column-width="2.498cm"/>
    </style:style>
    <style:style style:name="Tabella1.B" style:family="table-column">
      <style:table-column-properties style:column-width="1.923cm"/>
    </style:style>
    <style:style style:name="Tabella1.C" style:family="table-column">
      <style:table-column-properties style:column-width="0.663cm"/>
    </style:style>
    <style:style style:name="Tabella1.D" style:family="table-column">
      <style:table-column-properties style:column-width="2.413cm"/>
    </style:style>
    <style:style style:name="Tabella1.E" style:family="table-column">
      <style:table-column-properties style:column-width="2.117cm"/>
    </style:style>
    <style:style style:name="Tabella1.F" style:family="table-column">
      <style:table-column-properties style:column-width="0.383cm"/>
    </style:style>
    <style:style style:name="Tabella1.G" style:family="table-column">
      <style:table-column-properties style:column-width="5.001cm"/>
    </style:style>
    <style:style style:name="Tabella1.H" style:family="table-column">
      <style:table-column-properties style:column-width="5.002cm"/>
    </style:style>
    <style:style style:name="Tabella1.A1" style:family="table-cell">
      <style:table-cell-properties fo:background-color="#bee3d3" fo:padding="0.097cm" fo:border="0.05pt solid #000000">
        <style:background-image/>
      </style:table-cell-properties>
    </style:style>
    <style:style style:name="Tabella1.A2" style:family="table-cell">
      <style:table-cell-properties fo:background-color="#bee3d3" fo:padding="0.097cm" fo:border-left="0.05pt solid #000000" fo:border-right="none" fo:border-top="none" fo:border-bottom="0.05pt solid #000000">
        <style:background-image/>
      </style:table-cell-properties>
    </style:style>
    <style:style style:name="Tabella1.F2" style:family="table-cell">
      <style:table-cell-properties fo:background-color="#bee3d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1.9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1cm"/>
    </style:style>
    <style:style style:name="Tabella1.A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min-row-height="1.005cm"/>
    </style:style>
    <style:style style:name="Tabella1.A8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9" style:family="table-cell">
      <style:table-cell-properties fo:background-color="#ffffff" fo:padding="0.097cm" fo:border="0.05pt solid #000000">
        <style:background-image/>
      </style:table-cell-properties>
    </style:style>
    <style:style style:name="Tabella1.A10" style:family="table-cell">
      <style:table-cell-properties style:vertical-align="middle" fo:background-color="#bee3d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H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la1.H1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H1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0" style:family="table-row">
      <style:table-row-properties style:min-row-height="0.721cm"/>
    </style:style>
    <style:style style:name="Tabella1.22" style:family="table-row">
      <style:table-row-properties style:min-row-height="0.011cm"/>
    </style:style>
    <style:style style:name="Tabella1.A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6" style:family="table-row">
      <style:table-row-properties style:min-row-height="2cm"/>
    </style:style>
    <style:style style:name="Tabella1.A2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H27" style:family="table-cell">
      <style:table-cell-properties style:vertical-align="middle" fo:background-color="#ffffff" fo:padding="0.097cm" fo:border="0.05pt solid #000000">
        <style:background-image/>
      </style:table-cell-properties>
    </style:style>
    <style:style style:name="Tabella1.28" style:family="table-row">
      <style:table-row-properties style:min-row-height="1.069cm"/>
    </style:style>
    <style:style style:name="Tabella1.A2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bold" officeooo:rsid="00217249" officeooo:paragraph-rsid="00e717e6" style:font-name-asian="SimSun" style:font-size-asian="10pt" style:font-weight-asian="bold" style:font-name-complex="Tahoma" style:font-size-complex="10pt" style:font-weight-complex="bold"/>
    </style:style>
    <style:style style:name="P8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bold" officeooo:rsid="00217249" officeooo:paragraph-rsid="00eaf0f1" style:font-name-asian="SimSun" style:font-size-asian="10pt" style:font-weight-asian="bold" style:font-name-complex="Tahoma" style:font-size-complex="10pt" style:font-weight-complex="bold"/>
    </style:style>
    <style:style style:name="P9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bold" officeooo:rsid="00e717e6" officeooo:paragraph-rsid="00eaf0f1" style:font-name-asian="SimSun" style:font-size-asian="10pt" style:font-weight-asian="bold" style:font-name-complex="Tahoma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officeooo:rsid="00217249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normal" officeooo:rsid="00217249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normal" officeooo:rsid="0087d49b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1" fo:font-size="10pt" fo:font-weight="normal" officeooo:rsid="0087d49b" officeooo:paragraph-rsid="00e717e6" style:font-name-asian="SimSun" style:font-size-asian="10pt" style:font-weight-asian="normal" style:font-name-complex="Tahoma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P19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fo:color="#ff3333" style:font-name="Ubuntu Light" fo:font-size="10pt" fo:font-weight="bold" officeooo:rsid="007b372c" officeooo:paragraph-rsid="0096d243" style:font-name-asian="SimSun" style:font-size-asian="10pt" style:font-weight-asian="bold" style:font-name-complex="Tahoma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ff3333"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cc06a7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d535aa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bold" officeooo:rsid="007b372c" officeooo:paragraph-rsid="00d3d4a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Table_20_Contents">
      <style:text-properties fo:color="#ff3333" style:font-name="Ubuntu Light" fo:font-size="10pt" fo:font-style="normal" style:text-underline-style="none" fo:font-weight="bold" officeooo:rsid="00c24aaa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3333" style:font-name="Ubuntu Light" fo:font-size="8pt" fo:font-style="normal" style:text-underline-style="none" fo:font-weight="normal" officeooo:rsid="008c8a50" officeooo:paragraph-rsid="00d7ca5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Table_20_Contents">
      <style:text-properties fo:color="#ff3333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P27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8" style:family="paragraph" style:parent-style-name="Table_20_Contents">
      <style:text-properties fo:color="#ff3333" style:font-name="Ubuntu light" fo:font-size="10pt" fo:font-weight="bold" officeooo:rsid="00e717e6" officeooo:paragraph-rsid="00e717e6" style:font-name-asian="SimSun" style:font-size-asian="10pt" style:font-weight-asian="bold" style:font-name-complex="Tahoma" style:font-size-complex="10pt" style:font-weight-complex="bold"/>
    </style:style>
    <style:style style:name="P29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0" style:family="paragraph" style:parent-style-name="Table_20_Contents">
      <style:text-properties fo:color="#ff3333" style:font-name="UBUNTU LIGHT" fo:font-size="10pt" fo:font-weight="bold" officeooo:rsid="0087d49b" officeooo:paragraph-rsid="00d535aa" style:font-name-asian="SimSun" style:font-size-asian="10pt" style:font-weight-asian="bold" style:font-name-complex="Tahoma" style:font-size-complex="10pt" style:font-weight-complex="bold"/>
    </style:style>
    <style:style style:name="P31" style:family="paragraph" style:parent-style-name="Table_20_Contents">
      <style:text-properties style:font-name-asian="SimSun" style:font-size-asian="11pt" style:font-name-complex="Tahoma" style:font-size-complex="11pt"/>
    </style:style>
    <style:style style:name="P32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33" style:family="paragraph" style:parent-style-name="Table_20_Contents">
      <style:text-properties style:font-name="Ubuntu light" fo:font-size="10pt" fo:font-weight="bold" officeooo:rsid="0087d49b" officeooo:paragraph-rsid="00c78c17" style:font-name-asian="SimSun" style:font-size-asian="10pt" style:font-weight-asian="bold" style:font-name-complex="Tahoma" style:font-size-complex="10pt" style:font-weight-complex="bold"/>
    </style:style>
    <style:style style:name="P34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000000" style:font-name="Ubuntu light" fo:font-size="10pt" fo:font-weight="bold" officeooo:rsid="00e717e6" officeooo:paragraph-rsid="00e717e6" style:font-name-asian="SimSun" style:font-size-asian="10pt" style:font-weight-asian="bold" style:font-name-complex="Tahoma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000000" style:font-name="Ubuntu light" fo:font-size="10pt" fo:font-weight="bold" officeooo:rsid="00ed6733" officeooo:paragraph-rsid="00ed6733" style:font-name-asian="SimSun" style:font-size-asian="10pt" style:font-weight-asian="bold" style:font-name-complex="Tahoma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000000" style:font-name="Ubuntu light" fo:font-size="10pt" fo:font-weight="bold" officeooo:rsid="00ed6733" officeooo:paragraph-rsid="00e717e6" style:font-name-asian="SimSun" style:font-size-asian="10pt" style:font-weight-asian="bold" style:font-name-complex="Tahoma" style:font-size-complex="10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000000" style:font-name="Ubuntu Light1" fo:font-size="10pt" fo:font-weight="bold" officeooo:rsid="00e717e6" officeooo:paragraph-rsid="00e717e6" style:font-name-asian="SimSun" style:font-size-asian="10pt" style:font-weight-asian="bold" style:font-name-complex="Tahoma" style:font-size-complex="10pt" style:font-weight-complex="bold"/>
    </style:style>
    <style:style style:name="P43" style:family="paragraph" style:parent-style-name="Table_20_Contents">
      <style:text-properties fo:color="#000000"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44" style:family="paragraph" style:parent-style-name="Standard">
      <style:paragraph-properties fo:text-align="center" style:justify-single-word="false"/>
      <style:text-properties officeooo:paragraph-rsid="00d881c0"/>
    </style:style>
    <style:style style:name="P45" style:family="paragraph" style:parent-style-name="Standard">
      <style:text-properties officeooo:paragraph-rsid="00c78c17"/>
    </style:style>
    <style:style style:name="P46" style:family="paragraph" style:parent-style-name="Standard">
      <style:paragraph-properties fo:text-align="center" style:justify-single-word="false"/>
      <style:text-properties fo:color="#000000" style:font-name="Ubuntu light" officeooo:rsid="00ed6733" officeooo:paragraph-rsid="00ed6733"/>
    </style:style>
    <style:style style:name="P47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P4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7b372c" officeooo:paragraph-rsid="0095962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0pt" fo:font-style="normal" style:text-underline-style="none" fo:font-weight="bold" officeooo:rsid="00c24aaa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rsid="00793f3e" officeooo:paragraph-rsid="0098668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bold" officeooo:rsid="007b372c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normal" officeooo:rsid="00c90188" officeooo:paragraph-rsid="00cd0c9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fo:color="#000000" style:font-name="Ubuntu Light" fo:font-size="10pt" fo:font-style="normal" style:text-underline-style="none" fo:font-weight="normal" officeooo:rsid="008c8a50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style:font-name="Ubuntu Light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78c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cda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fo:color="#000000" style:font-name="Ubuntu Light" fo:font-size="10pt" fo:font-style="normal" style:text-underline-style="none" fo:font-weight="normal" officeooo:rsid="00c90188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color="#000000" style:font-name="Ubuntu Light1" fo:font-size="10pt" fo:font-weight="bold" officeooo:rsid="00e717e6" officeooo:paragraph-rsid="00ee3b8f" style:font-name-asian="SimSun" style:font-size-asian="10pt" style:font-weight-asian="bold" style:font-name-complex="Tahoma" style:font-size-complex="10pt" style:font-weight-complex="bold"/>
    </style:style>
    <style:style style:name="P61" style:family="paragraph" style:parent-style-name="Table_20_Contents">
      <style:paragraph-properties fo:text-align="start" style:justify-single-word="false" style:shadow="none">
        <style:tab-stops/>
      </style:paragraph-properties>
      <style:text-properties fo:color="#000000" style:font-name="Ubuntu Light1" fo:font-size="10pt" fo:font-weight="bold" officeooo:rsid="00217249" officeooo:paragraph-rsid="00ee3b8f" style:font-name-asian="SimSun" style:font-size-asian="10pt" style:font-weight-asian="bold" style:font-name-complex="Tahoma" style:font-size-complex="10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4pt" style:font-size-asian="14pt" style:font-size-complex="14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style:font-name="Ubuntu Light1" fo:font-size="14pt" style:font-size-asian="14pt" style:font-size-complex="14pt"/>
    </style:style>
    <style:style style:name="T5" style:family="text">
      <style:text-properties style:font-name="Ubuntu Light1" fo:font-size="14pt" officeooo:rsid="007b372c" style:font-size-asian="14pt" style:font-size-complex="14pt"/>
    </style:style>
    <style:style style:name="T6" style:family="text">
      <style:text-properties style:font-name="Ubuntu Light1" fo:font-size="16.5pt" officeooo:rsid="007b372c" style:font-size-asian="16.5pt" style:font-size-complex="16.5pt"/>
    </style:style>
    <style:style style:name="T7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1" fo:font-size="15pt" fo:font-weight="normal" officeooo:rsid="00e59e91" style:font-size-asian="15pt" style:font-weight-asian="normal" style:font-size-complex="15pt" style:font-weight-complex="normal"/>
    </style:style>
    <style:style style:name="T9" style:family="text">
      <style:text-properties fo:color="#ff3333" style:font-name="Ubuntu Light" fo:font-size="14pt" officeooo:rsid="007b372c" style:font-size-asian="14pt" style:font-size-complex="14pt"/>
    </style:style>
    <style:style style:name="T10" style:family="text">
      <style:text-properties fo:color="#ff3333" fo:font-size="16.5pt" officeooo:rsid="007b372c" style:font-size-asian="16.5pt" style:font-size-complex="16.5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officeooo:rsid="009d4e02"/>
    </style:style>
    <style:style style:name="T14" style:family="text">
      <style:text-properties officeooo:rsid="00c73c2e"/>
    </style:style>
    <style:style style:name="T15" style:family="text">
      <style:text-properties officeooo:rsid="00c7e2aa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Ubuntu Light2" fo:font-weight="bold" style:font-weight-asian="bold" style:font-weight-complex="bold"/>
    </style:style>
    <style:style style:name="T18" style:family="text">
      <style:text-properties style:font-name="Ubuntu Light2" fo:font-weight="bold" officeooo:rsid="00cf3998" style:font-weight-asian="bold" style:font-weight-complex="bold"/>
    </style:style>
    <style:style style:name="T19" style:family="text">
      <style:text-properties officeooo:rsid="00e9efd2"/>
    </style:style>
    <style:style style:name="T20" style:family="text">
      <style:text-properties officeooo:rsid="00ed6733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shadow="none" draw:shadow-opacity="100%" loext:rel-width-rel="paragraph" loext:rel-height-rel="paragraph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>
          <table:table-cell table:style-name="Tabella1.A1" table:number-columns-spanned="8" office:value-type="string">
            <text:p text:style-name="P35">NON CONFORMITA' <text:span text:style-name="T10"><text:placeholder text:placeholder-type="text">&lt;'INTERNA' if o.mode == 'internal'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2" office:value-type="string">
            <text:p text:style-name="P36">N°</text:p>
          </table:table-cell>
          <table:covered-table-cell/>
          <table:table-cell table:style-name="Tabella1.A2" table:number-columns-spanned="3" office:value-type="string">
            <text:p text:style-name="P37">Data</text:p>
          </table:table-cell>
          <table:covered-table-cell/>
          <table:covered-table-cell/>
          <table:table-cell table:style-name="Tabella1.F2" table:number-columns-spanned="3" office:value-type="string">
            <text:p text:style-name="P38">Commento or<text:span text:style-name="T14">i</text:span>gine</text:p>
          </table:table-cell>
          <table:covered-table-cell/>
          <table:covered-table-cell/>
        </table:table-row>
        <table:table-row>
          <table:table-cell table:style-name="Tabella1.A3" table:number-columns-spanned="2" office:value-type="string">
            <text:p text:style-name="P14"><text:placeholder text:placeholder-type="text">&lt;o.ref&gt;</text:placeholder></text:p>
          </table:table-cell>
          <table:covered-table-cell/>
          <table:table-cell table:style-name="Tabella1.C3" table:number-columns-spanned="3" office:value-type="string">
            <text:p text:style-name="P15"><text:placeholder text:placeholder-type="text">&lt;formatLang(o.insert_date, date=True)&gt;</text:placeholder></text:p>
          </table:table-cell>
          <table:covered-table-cell/>
          <table:covered-table-cell/>
          <table:table-cell table:style-name="Tabella1.F3" table:number-columns-spanned="3" office:value-type="string">
            <text:p text:style-name="P16"><text:placeholder text:placeholder-type="text">&lt;o.origin_other or ''&gt;</text:placeholder></text:p>
          </table:table-cell>
          <table:covered-table-cell/>
          <table:covered-table-cell/>
        </table:table-row>
        <table:table-row>
          <table:table-cell table:style-name="Tabella1.F2" table:number-columns-spanned="8" office:value-type="string">
            <text:p text:style-name="P20">DESCRIZIONE DELLA NON CONFO<text:span text:style-name="T13">R</text:span>MITA'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17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F2" table:number-columns-spanned="8" office:value-type="string">
            <text:p text:style-name="P50"><text:placeholder text:placeholder-type="text">&lt;"TRATTAMENTO NON CONFORMITA'" if o.mode == "internal" else "RICHIESTA TRATTAMENTO DELLA NON CONFORMITA' / AZIONE CORRETTIVA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8" office:value-type="string">
            <text:p text:style-name="P52"><text:placeholder text:placeholder-type="text">&lt;o.treat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8" office:value-type="string">
            <text:p text:style-name="P19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3" office:value-type="string">
            <text:p text:style-name="P27">Firma RAQ</text:p>
          </table:table-cell>
          <table:covered-table-cell/>
          <table:covered-table-cell/>
          <table:table-cell table:style-name="Tabella1.A9" table:number-columns-spanned="3" office:value-type="string">
            <text:p text:style-name="P32"/>
          </table:table-cell>
          <table:covered-table-cell/>
          <table:covered-table-cell/>
          <table:table-cell table:style-name="Tabella1.A9" office:value-type="string">
            <text:p text:style-name="P29">Firma RDQ</text:p>
          </table:table-cell>
          <table:table-cell table:style-name="Tabella1.H9" office:value-type="string">
            <text:p text:style-name="P34"/>
          </table:table-cell>
        </table:table-row>
        <table:table-row table:style-name="Tabella1.8">
          <table:table-cell table:style-name="Tabella1.A10" table:number-columns-spanned="8" office:value-type="string">
            <text:p text:style-name="P28">PIANIFICAZIONE DEL TRATTAMENTO DELLA NON CONFORMITA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1" table:number-columns-spanned="8" office:value-type="string">
            <text:p text:style-name="P60"><text:placeholder text:placeholder-type="text">&lt;for each="line in o.intervent_planned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2" table:number-columns-spanned="3" office:value-type="string">
            <text:p text:style-name="P40">Attività prevista</text:p>
          </table:table-cell>
          <table:covered-table-cell/>
          <table:covered-table-cell/>
          <table:table-cell table:style-name="Tabella1.A12" table:number-columns-spanned="3" office:value-type="string">
            <text:p text:style-name="P46">Responsabile del trattamento</text:p>
          </table:table-cell>
          <table:covered-table-cell/>
          <table:covered-table-cell/>
          <table:table-cell table:style-name="Tabella1.A12" office:value-type="string">
            <text:p text:style-name="P46">Scadenza</text:p>
          </table:table-cell>
          <table:table-cell table:style-name="Tabella1.H12" office:value-type="string">
            <text:p text:style-name="P46">Firma del responsabile del tratamento</text:p>
          </table:table-cell>
        </table:table-row>
        <table:table-row table:style-name="Tabella1.8">
          <table:table-cell table:style-name="Tabella1.A13" table:number-columns-spanned="3" office:value-type="string">
            <text:p text:style-name="P12"><text:placeholder text:placeholder-type="text">&lt;line.planned_activity&gt;</text:placeholder></text:p>
          </table:table-cell>
          <table:covered-table-cell/>
          <table:covered-table-cell/>
          <table:table-cell table:style-name="Tabella1.A13" table:number-columns-spanned="3" office:value-type="string">
            <text:p text:style-name="P13"><text:placeholder text:placeholder-type="text">&lt;line.responsible_treatment&gt;</text:placeholder></text:p>
          </table:table-cell>
          <table:covered-table-cell/>
          <table:covered-table-cell/>
          <table:table-cell table:style-name="Tabella1.A13" office:value-type="string">
            <text:p text:style-name="P13"><text:placeholder text:placeholder-type="text">&lt;formatLang(line.deadline, date=True) if line.deadline else ''&gt;</text:placeholder></text:p>
          </table:table-cell>
          <table:table-cell table:style-name="Tabella1.H13" office:value-type="string">
            <text:p text:style-name="P43"/>
          </table:table-cell>
        </table:table-row>
        <table:table-row table:style-name="Tabella1.8">
          <table:table-cell table:style-name="Tabella1.A8" table:number-columns-spanned="8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0" table:number-columns-spanned="8" office:value-type="string">
            <text:p text:style-name="P28">PIANIFICAZIONE E VERIFICA DELL’EFFETUAZIONE DELLA NON CONFORMITA’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1" table:number-columns-spanned="8" office:value-type="string">
            <text:p text:style-name="P61"><text:placeholder text:placeholder-type="text">&lt;for each="line in o.intervent_verify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13" office:value-type="string">
            <text:p text:style-name="P41">Data pianificata per la verifica</text:p>
          </table:table-cell>
          <table:table-cell table:style-name="Tabella1.A13" table:number-columns-spanned="3" office:value-type="string">
            <text:p text:style-name="P40">Attività da verificare</text:p>
          </table:table-cell>
          <table:covered-table-cell/>
          <table:covered-table-cell/>
          <table:table-cell table:style-name="Tabella1.A13" table:number-columns-spanned="2" office:value-type="string">
            <text:p text:style-name="P40">Data della verifica</text:p>
          </table:table-cell>
          <table:covered-table-cell/>
          <table:table-cell table:style-name="Tabella1.A13" office:value-type="string">
            <text:p text:style-name="P40">Descrizione/Note</text:p>
          </table:table-cell>
          <table:table-cell table:style-name="Tabella1.A8" office:value-type="string">
            <text:p text:style-name="P39"><text:span text:style-name="T20">Firma</text:span> <text:span text:style-name="T20">di </text:span>RAQ</text:p>
          </table:table-cell>
        </table:table-row>
        <table:table-row table:style-name="Tabella1.8">
          <table:table-cell table:style-name="Tabella1.A13" office:value-type="string">
            <text:p text:style-name="P10"><text:placeholder text:placeholder-type="text">&lt;formatLang(line.scheduled_date, date=True) if line.scheduled_date else ''&gt;</text:placeholder></text:p>
          </table:table-cell>
          <table:table-cell table:style-name="Tabella1.A13" table:number-columns-spanned="3" office:value-type="string">
            <text:p text:style-name="P11"><text:placeholder text:placeholder-type="text">&lt;line.activities_check&gt;</text:placeholder></text:p>
          </table:table-cell>
          <table:covered-table-cell/>
          <table:covered-table-cell/>
          <table:table-cell table:style-name="Tabella1.A13" table:number-columns-spanned="2" office:value-type="string">
            <text:p text:style-name="P10"><text:placeholder text:placeholder-type="text">&lt;formatLang(line.date, date=True) if line.date else ''&gt;</text:placeholder></text:p>
          </table:table-cell>
          <table:covered-table-cell/>
          <table:table-cell table:style-name="Tabella1.A13" office:value-type="string">
            <text:p text:style-name="P10"/>
            <text:p text:style-name="P11"><text:placeholder text:placeholder-type="text">&lt;line.note&gt;</text:placeholder></text:p>
          </table:table-cell>
          <table:table-cell table:style-name="Tabella1.H18" office:value-type="string">
            <text:p text:style-name="P11"/>
          </table:table-cell>
        </table:table-row>
        <table:table-row table:style-name="Tabella1.8">
          <table:table-cell table:style-name="Tabella1.A8" table:number-columns-spanned="8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0">
          <table:table-cell table:style-name="Tabella1.A10" table:number-columns-spanned="8" office:value-type="string">
            <text:p text:style-name="P51"><text:span text:style-name="T15">AZIONE </text:span><text:span text:style-name="T15"><text:placeholder text:placeholder-type="text">&lt;(get_selection_item(o.action_id, 'type')).upper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7">
          <table:table-cell table:style-name="Tabella1.A8" table:number-columns-spanned="8" office:value-type="string">
            <text:p text:style-name="P53"><text:placeholder text:placeholder-type="text">&lt;('Rif. azione: %s' % o.action_id.ref) if o.action_id else 'Non present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2" table:number-columns-spanned="8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3" table:number-columns-spanned="8" office:value-type="string">
            <text:p text:style-name="P23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F2" table:number-columns-spanned="8" office:value-type="string">
            <text:p text:style-name="P24">GIUDIZIO <text:span text:style-name="T19">FINA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2">
          <table:table-cell table:style-name="Tabella1.A25" table:number-columns-spanned="8" office:value-type="string">
            <text:p text:style-name="P54"><text:span text:style-name="T17">Dat</text:span><text:span text:style-name="T18">a</text:span><text:span text:style-name="T16">:</text:span><text:placeholder text:placeholder-type="text">&lt;o.judgement_da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6">
          <table:table-cell table:style-name="Tabella1.A26" table:number-columns-spanned="8" office:value-type="string">
            <text:p text:style-name="P55"><text:placeholder text:placeholder-type="text">&lt;o.judgement or ""&gt;</text:placeholder></text:p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3" office:value-type="string">
            <text:p text:style-name="P27">Firma RAQ</text:p>
          </table:table-cell>
          <table:covered-table-cell/>
          <table:covered-table-cell/>
          <table:table-cell table:style-name="Tabella1.A9" table:number-columns-spanned="3" office:value-type="string">
            <text:p text:style-name="P32"/>
          </table:table-cell>
          <table:covered-table-cell/>
          <table:covered-table-cell/>
          <table:table-cell table:style-name="Tabella1.A9" office:value-type="string">
            <text:p text:style-name="P30">Firma RDQ</text:p>
          </table:table-cell>
          <table:table-cell table:style-name="Tabella1.H27" office:value-type="string">
            <text:p text:style-name="P33"/>
          </table:table-cell>
        </table:table-row>
        <table:table-row table:style-name="Tabella1.28">
          <table:table-cell table:style-name="Tabella1.A28" table:number-columns-spanned="8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8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932cm" table:align="margins"/>
    </style:style>
    <style:style style:name="Tabella2.A" style:family="table-column">
      <style:table-column-properties style:column-width="6.645cm" style:rel-column-width="21845*"/>
    </style:style>
    <style:style style:name="Tabella2.A1" style:family="table-cell">
      <style:table-cell-properties fo:padding="0.049cm" fo:border="0.05pt solid #000000"/>
    </style:style>
    <style:style style:name="Tabella2.2" style:family="table-row">
      <style:table-row-properties style:min-row-height="1cm"/>
    </style:style>
    <style:style style:name="Tabella2.A2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2.B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2.C2" style:family="table-cell">
      <style:table-cell-properties style:vertical-align="middle" fo:padding="0.049cm" fo:border="0.05pt solid #000000"/>
    </style:style>
    <style:style style:name="Tabella2.A3" style:family="table-cell">
      <style:table-cell-properties fo:padding="0.049cm" fo:border-left="0.05pt solid #000000" fo:border-right="0.05pt solid #000000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MP8" style:family="paragraph" style:parent-style-name="Table_20_Contents">
      <style:text-properties style:font-name-asian="SimSun" style:font-size-asian="11pt" style:font-name-complex="Tahoma" style:font-size-complex="11pt"/>
    </style:style>
    <style:style style:name="MP9" style:family="paragraph" style:parent-style-name="Table_20_Contents">
      <style:text-properties fo:color="#ff3333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MP10" style:family="paragraph" style:parent-style-name="Standard">
      <style:paragraph-properties fo:text-align="center" style:justify-single-word="false"/>
      <style:text-properties officeooo:paragraph-rsid="00d881c0"/>
    </style:style>
    <style:style style:name="MP11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MP12" style:family="paragraph" style:parent-style-name="Table_20_Contents">
      <style:paragraph-properties fo:text-align="start" style:justify-single-word="false"/>
      <style:text-properties fo:color="#ff3333" style:font-name="Ubuntu Light" fo:font-size="8pt" fo:font-style="normal" style:text-underline-style="none" fo:font-weight="normal" officeooo:rsid="008c8a50" officeooo:paragraph-rsid="00d7ca5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style:font-name="Ubuntu Light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4pt" style:font-size-asian="14pt" style:font-size-complex="14pt"/>
    </style:style>
    <style:style style:name="MT3" style:family="text">
      <style:text-properties fo:color="#ff0000" fo:font-size="14pt" style:font-size-asian="14pt" style:font-size-complex="14pt"/>
    </style:style>
    <style:style style:name="MT4" style:family="text">
      <style:text-properties style:font-name="Ubuntu Light1" fo:font-size="14pt" style:font-size-asian="14pt" style:font-size-complex="14pt"/>
    </style:style>
    <style:style style:name="MT5" style:family="text">
      <style:text-properties style:font-name="Ubuntu Light1" fo:font-size="14pt" officeooo:rsid="007b372c" style:font-size-asian="14pt" style:font-size-complex="14pt"/>
    </style:style>
    <style:style style:name="MT6" style:family="text">
      <style:text-properties style:font-name="Ubuntu Light1" fo:font-size="16.5pt" officeooo:rsid="007b372c" style:font-size-asian="16.5pt" style:font-size-complex="16.5pt"/>
    </style:style>
    <style:style style:name="MT7" style:family="text">
      <style:text-properties fo:color="#ff3333" style:font-name="Ubuntu Light" fo:font-size="14pt" officeooo:rsid="007b372c" style:font-size-asian="14pt" style:font-size-complex="14pt"/>
    </style:style>
    <style:style style:name="MT8" style:family="text">
      <style:text-properties fo:font-weight="normal" style:font-weight-asian="normal" style:font-weight-complex="normal"/>
    </style:style>
    <style:style style:name="MT9" style:family="text">
      <style:text-properties fo:font-size="15pt" fo:font-weight="normal" style:font-size-asian="15pt" style:font-weight-asian="normal" style:font-size-complex="15pt" style:font-weight-complex="normal"/>
    </style:style>
    <style:style style:name="MT10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11" style:family="text">
      <style:text-properties style:font-name="Ubuntu Light1" fo:font-size="15pt" fo:font-weight="normal" officeooo:rsid="00e59e91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shadow="none" draw:shadow-opacity="100%" loext:rel-width-rel="paragraph" loext:rel-height-rel="paragraph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0.06cm" fo:margin-right="0.007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1"><draw:image xlink:href="Pictures/10000000000001660000007732B552A2F0D56285.jpg" xlink:type="simple" xlink:show="embed" xlink:actuate="onLoad" loext:mime-type="image/jpeg"/></draw:frame><draw:frame draw:style-name="Mfr2" draw:name="immagini2" text:anchor-type="paragraph" svg:x="16.828cm" svg:y="0.032cm" svg:width="2.36cm" svg:height="1.891cm" draw:z-index="5"><draw:image xlink:href="Pictures/10000000000005160000047185CB625331BA4149.jpg" xlink:type="simple" xlink:show="embed" xlink:actuate="onLoad" loext:mime-type="image/jpeg"/></draw:frame></text:p>
        <text:p text:style-name="MP3"><text:s text:c="8"/><text:span text:style-name="MT1"><text:s text:c="5"/></text:span><text:span text:style-name="MT2">General Food SPA</text:span><text:span text:style-name="MT3"><text:tab/><text:tab/></text:span></text:p>
        <text:p text:style-name="MP4"><text:span text:style-name="MT4"><text:s/>Report: N</text:span><text:span text:style-name="MT5">C</text:span><text:span text:style-name="MT6"> </text:span><text:span text:style-name="MT7"><text:placeholder text:placeholder-type="text">&lt;'INTERNA' if o.mode == 'internal' else 'FORNITORE/SERVIZIO'&gt;</text:placeholder></text:span></text:p>
        <text:p text:style-name="MP5"><text:s text:c="6"/><text:span text:style-name="MT8"><text:s/></text:span><text:span text:style-name="MT9"><text:s text:c="4"/></text:span><text:span text:style-name="MT10">(Ver. 1.0 del </text:span><text:span text:style-name="MT11">22/01/2019</text:span><text:span text:style-name="MT10">)</text:span></text:p>
        <text:p text:style-name="MP6"/>
      </style:header>
      <style:footer>
        <table:table table:name="Tabella2" table:style-name="Tabella2">
          <table:table-column table:style-name="Tabella2.A" table:number-columns-repeated="3"/>
          <table:table-row>
            <table:table-cell table:style-name="Tabella2.A1" table:number-columns-spanned="3" office:value-type="string">
              <text:p text:style-name="MP7"><text:placeholder text:placeholder-type="text">&lt;if test="o.mode == 'supplier'"&gt;</text:placeholder></text:p>
            </table:table-cell>
            <table:covered-table-cell/>
            <table:covered-table-cell/>
          </table:table-row>
          <table:table-row table:style-name="Tabella2.2">
            <table:table-cell table:style-name="Tabella2.A2" office:value-type="string">
              <text:p text:style-name="MP8"/>
            </table:table-cell>
            <table:table-cell table:style-name="Tabella2.B2" office:value-type="string">
              <text:p text:style-name="MP9">Ufficio Qualità</text:p>
            </table:table-cell>
            <table:table-cell table:style-name="Tabella2.C2" office:value-type="string">
              <text:p text:style-name="MP10"><draw:frame draw:style-name="Mfr3" draw:name="image: asimage(o.reference_user_id.signature_image)" text:anchor-type="as-char" svg:y="-0.469cm" svg:width="1.963cm" style:rel-width="30%" svg:height="1.099cm" style:rel-height="100%" draw:z-index="3"><draw:text-box><text:p text:style-name="MP11"/></draw:text-box></draw:frame></text:p>
            </table:table-cell>
          </table:table-row>
          <table:table-row>
            <table:table-cell table:style-name="Tabella2.A3" table:number-columns-spanned="3" office:value-type="string">
              <text:p text:style-name="MP12"><text:placeholder text:placeholder-type="text">&lt;/if&gt;</text:placeholder></text:p>
            </table:table-cell>
            <table:covered-table-cell/>
            <table:covered-table-cell/>
          </table:table-row>
        </table:table>
        <text:p text:style-name="MP13"/>
        <text:p text:style-name="MP1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6:24:31.754635602</meta:creation-date>
    <meta:editing-duration>PT3M12S</meta:editing-duration>
    <meta:editing-cycles>2</meta:editing-cycles>
    <meta:generator>LibreOffice/6.0.7.3$Linux_x86 LibreOffice_project/00m0$Build-3</meta:generator>
    <dc:date>2020-02-13T16:27:38.987784918</dc:date>
    <meta:document-statistic meta:table-count="2" meta:image-count="2" meta:object-count="0" meta:page-count="2" meta:paragraph-count="53" meta:word-count="176" meta:character-count="1516" meta:non-whitespace-character-count="1365"/>
    <meta:user-defined meta:name="Info 1"/>
    <meta:user-defined meta:name="Info 2"/>
    <meta:user-defined meta:name="Info 3"/>
    <meta:user-defined meta:name="Info 4"/>
  </office:meta>
</office:document-meta>
</file>